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1"/>
    <style:style style:name="P5" style:family="paragraph" style:parent-style-name="Text_20_body">
      <style:text-properties fo:font-weight="normal" officeooo:rsid="006e0864" officeooo:paragraph-rsid="006e0864" style:font-weight-asian="normal" style:font-weight-complex="normal"/>
    </style:style>
    <style:style style:name="P6" style:family="paragraph" style:parent-style-name="Text_20_body" style:list-style-name="L1">
      <style:paragraph-properties fo:margin-top="0in" fo:margin-bottom="0in" loext:contextual-spacing="false"/>
      <style:text-properties fo:font-variant="normal" fo:text-transform="none" fo:color="#000000" style:font-name="Times New Roman" fo:font-size="14pt" fo:letter-spacing="normal" fo:font-style="normal" fo:font-weight="bold" style:font-weight-asian="bold" style:font-weight-complex="bold"/>
    </style:style>
    <style:style style:name="P7"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643b93" officeooo:paragraph-rsid="00643b93"/>
    </style:style>
    <style:style style:name="P9"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66cd70" officeooo:paragraph-rsid="0066cd70"/>
    </style:style>
    <style:style style:name="P10"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66f65b" officeooo:paragraph-rsid="0066f65b"/>
    </style:style>
    <style:style style:name="P11"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69b24d" officeooo:paragraph-rsid="0069b24d"/>
    </style:style>
    <style:style style:name="P12" style:family="paragraph" style:parent-style-name="Text_20_body">
      <style:paragraph-properties fo:margin-top="0in" fo:margin-bottom="0in" loext:contextual-spacing="false" fo:break-before="page"/>
      <style:text-properties fo:font-variant="normal" fo:text-transform="none" fo:color="#000000" style:font-name="Times New Roman" fo:font-size="14pt" fo:letter-spacing="normal" fo:font-style="normal" fo:font-weight="normal" officeooo:paragraph-rsid="0069b24d" style:font-weight-asian="normal" style:font-weight-complex="normal"/>
    </style:style>
    <style:style style:name="P13" style:family="paragraph" style:parent-style-name="Table_20_Contents">
      <style:text-properties officeooo:rsid="006e0864" officeooo:paragraph-rsid="006e0864"/>
    </style:style>
    <style:style style:name="T1" style:family="text">
      <style:text-properties officeooo:rsid="00062ba7"/>
    </style:style>
    <style:style style:name="T2" style:family="text">
      <style:text-properties fo:font-variant="normal" fo:text-transform="none" fo:color="#000000" style:font-name="Times New Roman" fo:font-size="14pt" fo:letter-spacing="normal" fo:font-style="normal"/>
    </style:style>
    <style:style style:name="T3" style:family="text">
      <style:text-properties fo:font-variant="normal" fo:text-transform="none" fo:color="#000000" style:font-name="Times New Roman" fo:font-size="14pt" fo:letter-spacing="normal" fo:font-style="normal" fo:font-weight="bold" style:font-weight-asian="bold" style:font-weight-complex="bold"/>
    </style:style>
    <style:style style:name="T4" style:family="text">
      <style:text-properties fo:font-variant="normal" fo:text-transform="none" fo:color="#000000" style:font-name="Times New Roman" fo:font-size="14pt" fo:letter-spacing="normal" fo:font-style="normal" officeooo:rsid="006fbd92"/>
    </style:style>
    <style:style style:name="T5" style:family="text">
      <style:text-properties fo:font-variant="normal" fo:text-transform="none" fo:color="#000000" style:font-name="Times New Roman" fo:font-size="14pt" fo:letter-spacing="normal" fo:font-style="normal" officeooo:rsid="00706e97"/>
    </style:style>
    <style:style style:name="T6" style:family="text">
      <style:text-properties fo:font-variant="normal" fo:text-transform="none" fo:color="#000000" style:font-name="Times New Roman" fo:font-size="14pt" fo:letter-spacing="normal" fo:font-style="normal" officeooo:rsid="00708ff2"/>
    </style:style>
    <style:style style:name="T7" style:family="text">
      <style:text-properties style:font-name="arial"/>
    </style:style>
    <style:style style:name="T8" style:family="text">
      <style:text-properties officeooo:rsid="00687a06"/>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40018653759972770" text:style-name="L1">
        <text:list-item>
          <text:p text:style-name="P6"><text:s/>What accounts for the inconsistency of the final value of the <text:span text:style-name="T7">count</text:span> variable compared to the sum of the local counts for each thread in the version of your program that has no lock/unlock calls? </text:p>
        </text:list-item>
      </text:list>
      <text:p text:style-name="P3"/>
      <text:p text:style-name="P8">The time it takes for the CPU to execute a load, add, and store command for that particular variable means that multiple threads can load that variable at the same time, and once each store is called, it will overwrite the value.</text:p>
      <text:p text:style-name="P3"/>
      <text:list xml:id="list140831400955643" text:continue-numbering="true" text:style-name="L1">
        <text:list-item>
          <text:p text:style-name="P6"><text:s/>If you test the version of your program that has no lock/unlock operations with a smaller loop bound, there is often no inconsistency in the final value of <text:span text:style-name="T7">count</text:span> compared to when you use a larger loop bound. Why? </text:p>
        </text:list-item>
      </text:list>
      <text:p text:style-name="P3"/>
      <text:p text:style-name="P9">I don’t know, computer performance?</text:p>
      <text:p text:style-name="P3"/>
      <text:list xml:id="list140832583082460" text:continue-numbering="true" text:style-name="L1">
        <text:list-item>
          <text:p text:style-name="P6"><text:s/>Why are the local variables that are printed out always consistent? </text:p>
        </text:list-item>
      </text:list>
      <text:p text:style-name="P3"/>
      <text:p text:style-name="P10">Because these variables are <text:span text:style-name="T8">only accessed by one thread each and are not shared among multiple threads, so there is no critical section to worry about.</text:span></text:p>
      <text:p text:style-name="P3"/>
      <text:list xml:id="list140832855049307" text:continue-numbering="true" text:style-name="L1">
        <text:list-item>
          <text:p text:style-name="P6"><text:s/>How does your solution ensure the final value of <text:span text:style-name="T7">count</text:span> will always be consistent (with any loop bound and increment values)? </text:p>
        </text:list-item>
      </text:list>
      <text:p text:style-name="P3"/>
      <text:p text:style-name="P11">By locking the “critical section”, where a thread is incrementing count, we force the other threads to wait for the mutex to unlock before it can access the count variable.</text:p>
      <text:p text:style-name="P11"/>
      <text:p text:style-name="P12"/>
      <text:list xml:id="list140832618549697" text:continue-numbering="true" text:style-name="L1">
        <text:list-item>
          <text:p text:style-name="P4"><text:span text:style-name="T3"><text:s/>Consider the two versions of your ptcount.c code. One with the lock and unlock operations, and one without. Run both with a loop count of 1 million, using the </text:span><text:span text:style-name="Emphasis"><text:span text:style-name="T3">time</text:span></text:span><text:span text:style-name="T3"> time command: "bash&gt; time ./ptcount 1000000 1". Real time is total time, User time is time spent in User Mode. SYS time is time spent in OS mode. User and SYS time will not add up to Real for various reasons that need not concern you at this time. Why do you think the times for the two versions of the program are so different? </text:span></text:p>
        </text:list-item>
      </text:list>
      <table:table table:name="Table1" table:style-name="Table1">
        <table:table-column table:style-name="Table1.A"/>
        <table:table-row>
          <table:table-cell table:style-name="Table1.A1" office:value-type="string">
            <text:p text:style-name="P13">$ time ./ptcount_mutex 1000000 1</text:p>
            <text:p text:style-name="P13">Thread: 2 finished. Counted: 100000</text:p>
            <text:p text:style-name="P13">Thread: 1 finished. Counted: 100000</text:p>
            <text:p text:style-name="P13">Thread: 0 finished. Counted: 100000</text:p>
            <text:p text:style-name="P13"/>
            <text:p text:style-name="P13">real<text:tab/>0m0.021s</text:p>
            <text:p text:style-name="P13">user<text:tab/>0m0.036s</text:p>
            <text:p text:style-name="P13">sys<text:tab/>0m0.012s</text:p>
          </table:table-cell>
        </table:table-row>
        <table:table-row>
          <table:table-cell table:style-name="Table1.A2" office:value-type="string">
            <text:p text:style-name="P13">$ time ./ptcount_atomic 1000000 1</text:p>
            <text:p text:style-name="P13">Thread: 1 finished. Counted: 100000</text:p>
            <text:p text:style-name="P13">Thread: 0 finished. Counted: 100000</text:p>
            <text:p text:style-name="P13">Thread: 2 finished. Counted: 100000</text:p>
            <text:p text:style-name="P13"/>
            <text:p text:style-name="P13">real<text:tab/>0m0.006s</text:p>
            <text:p text:style-name="P13">user<text:tab/>0m0.008s</text:p>
            <text:p text:style-name="P13">sys<text:tab/>0m0.000s</text:p>
          </table:table-cell>
        </table:table-row>
      </table:table>
      <text:p text:style-name="P5"><text:span text:style-name="T2"/></text:p>
      <text:p text:style-name="P5"><text:span text:style-name="T2">My assumption is that the mutex locks causes the </text:span><text:span text:style-name="T4">threads to wait, meaning that it takes longer to complete the task. Because the main program has to wait for all the threads to complete, it takes longer overall to finish the program. </text:span><text:span text:style-name="T5">The atomic add, however, is a single command </text:span><text:span text:style-name="T6">that is executed without creating a wait state for other threads, and finishes f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5</text:span><text:tab/><text:tab/>Page <text:page-number text:select-page="current">1</text:page-number> of <text:page-count>2</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7H23M5S</meta:editing-duration>
    <meta:editing-cycles>107</meta:editing-cycles>
    <meta:generator>LibreOffice/5.1.4.2$Linux_X86_64 LibreOffice_project/10m0$Build-2</meta:generator>
    <dc:date>2017-03-08T14:08:30.697335677</dc:date>
    <meta:document-statistic meta:table-count="1" meta:image-count="0" meta:object-count="0" meta:page-count="2" meta:paragraph-count="27" meta:word-count="438" meta:character-count="2462" meta:non-whitespace-character-count="2045"/>
    <meta:template xlink:type="simple" xlink:actuate="onRequest" xlink:title="Page number" xlink:href="../../../../Templates/Page%20number.ott" meta:date="2017-02-01T15:26:52.539126542"/>
  </office:meta>
</office:document-meta>
</file>